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0.596cm" fo:min-width="3.542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9.8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342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d1d75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d1d75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d1d75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70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42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742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1.456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3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3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8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1c1ee7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1c1ee7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1c1ee7" draw:marker-start="" draw:marker-start-width="0.2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1.22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1.22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1.22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1.22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1.22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3.4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ff0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1d808d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1d808d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1d808d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3.4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81d41a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81d41a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81d41a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3.4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1c1ee7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1c1ee7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1c1ee7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3.4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1.063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ff8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ff8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ff8000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ff00db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ff00db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ff00db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objectwithoutfill">
      <style:graphic-properties svg:stroke-color="#8d1d75" draw:marker-end="Arrow" draw:marker-end-width="0.3cm" draw:fill="solid" draw:textarea-vertical-align="middle"/>
    </style:style>
    <style:style style:name="gr79" style:family="graphic" style:parent-style-name="objectwithoutfill">
      <style:graphic-properties svg:stroke-color="#8d1d75" draw:fill="solid" draw:textarea-vertical-align="middle"/>
    </style:style>
    <style:style style:name="gr80" style:family="graphic" style:parent-style-name="objectwithoutfill">
      <style:graphic-properties svg:stroke-color="#1d808d" draw:marker-end="Arrow" draw:marker-end-width="0.3cm" draw:fill="solid" draw:textarea-vertical-align="middle"/>
    </style:style>
    <style:style style:name="gr81" style:family="graphic" style:parent-style-name="objectwithoutfill">
      <style:graphic-properties svg:stroke-color="#1d808d" draw:fill="solid" draw:textarea-vertical-align="middle"/>
    </style:style>
    <style:style style:name="gr82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83" style:family="graphic" style:parent-style-name="objectwithoutfill">
      <style:graphic-properties svg:stroke-color="#81d41a" draw:fill="solid" draw:textarea-vertical-align="middle"/>
    </style:style>
    <style:style style:name="gr84" style:family="graphic" style:parent-style-name="objectwithoutfill">
      <style:graphic-properties svg:stroke-color="#ff8000" draw:marker-end="Arrow" draw:marker-end-width="0.3cm" draw:fill="solid" draw:textarea-vertical-align="middle"/>
    </style:style>
    <style:style style:name="gr85" style:family="graphic" style:parent-style-name="objectwithoutfill">
      <style:graphic-properties svg:stroke-color="#ff8000" draw:fill="solid" draw:textarea-vertical-align="middle"/>
    </style:style>
    <style:style style:name="gr86" style:family="graphic" style:parent-style-name="objectwithoutfill">
      <style:graphic-properties svg:stroke-color="#ff00db" draw:marker-end="Arrow" draw:marker-end-width="0.3cm" draw:fill="solid" draw:textarea-vertical-align="middle"/>
    </style:style>
    <style:style style:name="gr87" style:family="graphic" style:parent-style-name="objectwithoutfill">
      <style:graphic-properties svg:stroke-color="#ff00db" draw:fill="solid" draw:textarea-vertical-align="middle"/>
    </style:style>
    <style:style style:name="gr88" style:family="graphic" style:parent-style-name="objectwithoutfill">
      <style:graphic-properties svg:stroke-color="#1c1ee7" draw:fill="solid" draw:textarea-vertical-align="middle"/>
    </style:style>
    <style:style style:name="gr89" style:family="graphic" style:parent-style-name="objectwithoutfill">
      <style:graphic-properties svg:stroke-color="#1c1ee7" draw:marker-end="Arrow" draw:marker-end-width="0.3cm" draw:fill="solid" draw:textarea-vertical-align="middle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42cm" svg:height="10.846cm" svg:x="1.7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742cm" svg:y1="4.9cm" svg:x2="1.7cm" svg:y2="4.9cm">
          <text:p/>
        </draw:line>
        <draw:frame draw:style-name="gr3" draw:text-style-name="P4" draw:layer="layout" svg:width="2.536cm" svg:height="1.6cm" svg:x="2.413cm" svg:y="3.3cm">
          <draw:text-box>
            <text:p text:style-name="P3"><text:span text:style-name="T1">FLP</text:span></text:p>
          </draw:text-box>
        </draw:frame>
        <draw:custom-shape draw:style-name="gr4" draw:text-style-name="P1" xml:id="id2" draw:id="id2" draw:layer="layout" svg:width="20.3cm" svg:height="1.6cm" svg:x="7.542cm" svg:y="3.316cm">
          <text:p text:style-name="P3"><text:span text:style-name="T2">format t "Enter the number whose factorial you want to find:~%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2.842cm" svg:height="1.6cm" svg:x="25.044cm" svg:y="5.346cm">
          <text:p text:style-name="P3"><text:span text:style-name="T2">setq n(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2" draw:layer="layout" svg:x1="5.742cm" svg:y1="6.5cm" svg:x2="1.7cm" svg:y2="6.5cm">
          <text:p/>
        </draw:line>
        <draw:line draw:style-name="gr7" draw:text-style-name="P2" draw:layer="layout" svg:x1="28.144cm" svg:y1="11.046cm" svg:x2="26.044cm" svg:y2="11.046cm">
          <text:p/>
        </draw:line>
        <draw:line draw:style-name="gr8" draw:text-style-name="P2" draw:layer="layout" svg:x1="27.444cm" svg:y1="11.646cm" svg:x2="26.844cm" svg:y2="11.646cm">
          <text:p/>
        </draw:line>
        <draw:line draw:style-name="gr9" draw:text-style-name="P2" xml:id="id15" draw:id="id15" draw:layer="layout" svg:x1="27.771cm" svg:y1="11.346cm" svg:x2="26.444cm" svg:y2="11.346cm">
          <text:p/>
        </draw:line>
        <draw:custom-shape draw:style-name="gr10" draw:text-style-name="P1" xml:id="id10" draw:id="id10" draw:layer="layout" svg:width="2.202cm" svg:height="1.6cm" svg:x="14.542cm" svg:y="5.346cm">
          <text:p text:style-name="P3"><text:span text:style-name="T2">setq 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8" draw:id="id8" draw:layer="layout" svg:width="1.542cm" svg:height="1.6cm" svg:x="21.944cm" svg:y="5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9" draw:id="id9" draw:layer="layout" svg:width="2.242cm" svg:height="1.6cm" svg:x="18.202cm" svg:y="5.346cm">
          <text:p text:style-name="P3"><text:span text:style-name="T2">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1" draw:id="id11" draw:layer="layout" svg:width="1.563cm" svg:height="1.6cm" svg:x="11.581cm" svg:y="5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3" draw:id="id13" draw:layer="layout" svg:width="11.956cm" svg:height="1.6cm" svg:x="7.544cm" svg:y="7.346cm">
          <text:p text:style-name="P3"><text:span text:style-name="T2">format t "Factorial of ~d is ~d" n k(2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12" draw:id="id12" draw:layer="layout" svg:width="2.6cm" svg:height="1.6cm" svg:x="7.544cm" svg:y="5.346cm">
          <text:p text:style-name="P3"><text:span text:style-name="T2">fact n(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2" xml:id="id1" draw:id="id1" draw:layer="layout" svg:x1="5.742cm" svg:y1="5.716cm" svg:x2="6.642cm" svg:y2="5.716cm">
          <text:p/>
        </draw:line>
        <draw:connector draw:style-name="gr17" draw:text-style-name="P2" draw:layer="layout" svg:x1="6.642cm" svg:y1="5.716cm" svg:x2="7.542cm" svg:y2="4.116cm" draw:start-shape="id1" draw:start-glue-point="1" draw:end-shape="id2" draw:end-glue-point="3" svg:d="M6642 5716v-1600h900" svg:viewBox="0 0 901 1601">
          <text:p/>
        </draw:connector>
        <draw:custom-shape draw:style-name="gr18" draw:text-style-name="P1" xml:id="id5" draw:id="id5" draw:layer="layout" svg:width="3.5cm" svg:height="1.6cm" svg:x="17.808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xml:id="id4" draw:id="id4" draw:layer="layout" svg:width="3.5cm" svg:height="1.6cm" svg:x="12.608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3" draw:id="id3" draw:layer="layout" svg:width="3.3cm" svg:height="1.6cm" svg:x="7.508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" draw:layer="layout" draw:type="line" svg:x1="10.808cm" svg:y1="1.9cm" svg:x2="12.608cm" svg:y2="1.9cm" draw:start-shape="id3" draw:start-glue-point="1" draw:end-shape="id4" draw:end-glue-point="3" svg:d="M10808 1900h1800" svg:viewBox="0 0 1801 1">
          <text:p/>
        </draw:connector>
        <draw:connector draw:style-name="gr22" draw:text-style-name="P2" draw:layer="layout" draw:type="line" svg:x1="16.108cm" svg:y1="1.9cm" svg:x2="17.808cm" svg:y2="1.9cm" draw:start-shape="id4" draw:start-glue-point="1" draw:end-shape="id5" draw:end-glue-point="3" svg:d="M16108 1900h1700" svg:viewBox="0 0 1701 1">
          <text:p/>
        </draw:connector>
        <draw:connector draw:style-name="gr23" draw:text-style-name="P2" draw:layer="layout" draw:line-skew="1.242cm" svg:x1="21.308cm" svg:y1="1.9cm" svg:x2="23.071cm" svg:y2="2.9cm" draw:start-shape="id5" draw:start-glue-point="1" draw:end-shape="id6" draw:end-glue-point="0" svg:d="M21308 1900h1792v1000h-29" svg:viewBox="0 0 1793 1001">
          <text:p/>
        </draw:connector>
        <draw:custom-shape draw:style-name="gr24" draw:text-style-name="P1" xml:id="id21" draw:id="id21" draw:layer="layout" svg:width="1.563cm" svg:height="1.6cm" svg:x="18.881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xml:id="id20" draw:id="id20" draw:layer="layout" svg:width="1.563cm" svg:height="1.6cm" svg:x="16.144cm" svg:y="9.446cm">
          <text:p text:style-name="P3"><text:span text:style-name="T2">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xml:id="id19" draw:id="id19" draw:layer="layout" svg:width="1.563cm" svg:height="1.6cm" svg:x="13.344cm" svg:y="9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xml:id="id18" draw:id="id18" draw:layer="layout" svg:width="1.563cm" svg:height="1.6cm" svg:x="10.481cm" svg:y="9.446cm">
          <text:p text:style-name="P3"><text:span text:style-name="T2">n(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xml:id="id17" draw:id="id17" draw:layer="layout" svg:width="1.563cm" svg:height="1.6cm" svg:x="7.544cm" svg:y="9.446cm">
          <text:p text:style-name="P3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2" draw:layer="layout" svg:x1="5.786cm" svg:y1="12.646cm" svg:x2="1.744cm" svg:y2="12.646cm">
          <text:p/>
        </draw:line>
        <draw:line draw:style-name="gr30" draw:text-style-name="P2" draw:layer="layout" svg:x1="5.786cm" svg:y1="11.146cm" svg:x2="1.744cm" svg:y2="11.146cm">
          <text:p/>
        </draw:line>
        <draw:line draw:style-name="gr31" draw:text-style-name="P2" draw:layer="layout" svg:x1="5.744cm" svg:y1="9.646cm" svg:x2="1.702cm" svg:y2="9.646cm">
          <text:p/>
        </draw:line>
        <draw:line draw:style-name="gr32" draw:text-style-name="P2" draw:layer="layout" svg:x1="5.744cm" svg:y1="8.102cm" svg:x2="1.702cm" svg:y2="8.102cm">
          <text:p/>
        </draw:line>
        <draw:frame draw:style-name="gr33" draw:text-style-name="P5" draw:layer="layout" svg:width="0.502cm" svg:height="1.187cm" svg:x="10.384cm" svg:y="0.333cm">
          <draw:text-box>
            <text:p/>
          </draw:text-box>
        </draw:frame>
        <draw:frame draw:style-name="gr34" draw:text-style-name="P4" draw:layer="layout" svg:width="3.1cm" svg:height="1.47cm" svg:x="2.144cm" svg:y="6.576cm">
          <draw:text-box>
            <text:p text:style-name="P3"><text:span text:style-name="T1">fact(4)</text:span></text:p>
          </draw:text-box>
        </draw:frame>
        <draw:frame draw:style-name="gr35" draw:text-style-name="P4" draw:layer="layout" svg:width="3.1cm" svg:height="1.47cm" svg:x="2.083cm" svg:y="12.646cm">
          <draw:text-box>
            <text:p text:style-name="P3"><text:span text:style-name="T1">fact(0)</text:span></text:p>
          </draw:text-box>
        </draw:frame>
        <draw:frame draw:style-name="gr36" draw:text-style-name="P4" draw:layer="layout" svg:width="3.1cm" svg:height="1.47cm" svg:x="2.144cm" svg:y="11.076cm">
          <draw:text-box>
            <text:p text:style-name="P3"><text:span text:style-name="T1">fact(1)</text:span></text:p>
          </draw:text-box>
        </draw:frame>
        <draw:frame draw:style-name="gr37" draw:text-style-name="P4" draw:layer="layout" svg:width="3.1cm" svg:height="1.47cm" svg:x="2.144cm" svg:y="9.546cm">
          <draw:text-box>
            <text:p text:style-name="P3"><text:span text:style-name="T1">fact(2)</text:span></text:p>
          </draw:text-box>
        </draw:frame>
        <draw:frame draw:style-name="gr38" draw:text-style-name="P4" draw:layer="layout" svg:width="3.1cm" svg:height="1.47cm" svg:x="2.144cm" svg:y="8.07cm">
          <draw:text-box>
            <text:p text:style-name="P3"><text:span text:style-name="T1">fact(3)</text:span></text:p>
          </draw:text-box>
        </draw:frame>
        <draw:custom-shape draw:style-name="gr39" draw:text-style-name="P1" xml:id="id14" draw:id="id14" draw:layer="layout" svg:width="3.9cm" svg:height="1.6cm" svg:x="21.544cm" svg:y="9.446cm">
          <text:p text:style-name="P3"><text:span text:style-name="T2">decf n(4)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2" draw:layer="layout" svg:x1="28.144cm" svg:y1="9.046cm" svg:x2="26.044cm" svg:y2="9.046cm">
          <text:p/>
        </draw:line>
        <draw:line draw:style-name="gr41" draw:text-style-name="P2" draw:layer="layout" svg:x1="27.444cm" svg:y1="9.646cm" svg:x2="26.844cm" svg:y2="9.646cm">
          <text:p/>
        </draw:line>
        <draw:line draw:style-name="gr42" draw:text-style-name="P2" xml:id="id49" draw:id="id49" draw:layer="layout" svg:x1="27.771cm" svg:y1="9.346cm" svg:x2="26.444cm" svg:y2="9.346cm">
          <text:p/>
        </draw:line>
        <draw:line draw:style-name="gr43" draw:text-style-name="P2" draw:layer="layout" svg:x1="28.144cm" svg:y1="13.146cm" svg:x2="26.044cm" svg:y2="13.146cm">
          <text:p/>
        </draw:line>
        <draw:line draw:style-name="gr44" draw:text-style-name="P2" draw:layer="layout" svg:x1="27.444cm" svg:y1="13.746cm" svg:x2="26.844cm" svg:y2="13.746cm">
          <text:p/>
        </draw:line>
        <draw:line draw:style-name="gr45" draw:text-style-name="P2" xml:id="id28" draw:id="id28" draw:layer="layout" svg:x1="27.771cm" svg:y1="13.446cm" svg:x2="26.444cm" svg:y2="13.446cm">
          <text:p/>
        </draw:line>
        <draw:custom-shape draw:style-name="gr46" draw:text-style-name="P1" xml:id="id26" draw:id="id26" draw:layer="layout" svg:width="1.563cm" svg:height="1.6cm" svg:x="18.881cm" svg:y="11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xml:id="id25" draw:id="id25" draw:layer="layout" svg:width="1.563cm" svg:height="1.6cm" svg:x="16.144cm" svg:y="11.546cm">
          <text:p text:style-name="P3"><text:span text:style-name="T2">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xml:id="id24" draw:id="id24" draw:layer="layout" svg:width="1.563cm" svg:height="1.6cm" svg:x="13.344cm" svg:y="11.5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xml:id="id23" draw:id="id23" draw:layer="layout" svg:width="1.563cm" svg:height="1.6cm" svg:x="10.481cm" svg:y="11.546cm">
          <text:p text:style-name="P3"><text:span text:style-name="T2">n(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22" draw:id="id22" draw:layer="layout" svg:width="1.563cm" svg:height="1.6cm" svg:x="7.544cm" svg:y="11.546cm">
          <text:p text:style-name="P3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xml:id="id27" draw:id="id27" draw:layer="layout" svg:width="3.9cm" svg:height="1.6cm" svg:x="21.544cm" svg:y="11.546cm">
          <text:p text:style-name="P3"><text:span text:style-name="T2">decf n(3)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2" draw:layer="layout" svg:x1="28.144cm" svg:y1="15.246cm" svg:x2="26.044cm" svg:y2="15.246cm">
          <text:p/>
        </draw:line>
        <draw:line draw:style-name="gr53" draw:text-style-name="P2" draw:layer="layout" svg:x1="27.444cm" svg:y1="15.846cm" svg:x2="26.844cm" svg:y2="15.846cm">
          <text:p/>
        </draw:line>
        <draw:line draw:style-name="gr54" draw:text-style-name="P2" xml:id="id31" draw:id="id31" draw:layer="layout" svg:x1="27.771cm" svg:y1="15.546cm" svg:x2="26.444cm" svg:y2="15.546cm">
          <text:p/>
        </draw:line>
        <draw:custom-shape draw:style-name="gr55" draw:text-style-name="P1" xml:id="id36" draw:id="id36" draw:layer="layout" svg:width="1.563cm" svg:height="1.6cm" svg:x="18.881cm" svg:y="13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xml:id="id35" draw:id="id35" draw:layer="layout" svg:width="1.563cm" svg:height="1.6cm" svg:x="16.144cm" svg:y="13.646cm">
          <text:p text:style-name="P3"><text:span text:style-name="T2">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" xml:id="id34" draw:id="id34" draw:layer="layout" svg:width="1.563cm" svg:height="1.6cm" svg:x="13.344cm" svg:y="13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" xml:id="id33" draw:id="id33" draw:layer="layout" svg:width="1.563cm" svg:height="1.6cm" svg:x="10.481cm" svg:y="13.646cm">
          <text:p text:style-name="P3"><text:span text:style-name="T2">n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" xml:id="id32" draw:id="id32" draw:layer="layout" svg:width="1.563cm" svg:height="1.6cm" svg:x="7.544cm" svg:y="13.646cm">
          <text:p text:style-name="P3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1" xml:id="id30" draw:id="id30" draw:layer="layout" svg:width="3.9cm" svg:height="1.6cm" svg:x="21.544cm" svg:y="13.646cm">
          <text:p text:style-name="P3"><text:span text:style-name="T2">decf n(2)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2" draw:layer="layout" svg:x1="24.108cm" svg:y1="2.6cm" svg:x2="22.008cm" svg:y2="2.6cm">
          <text:p/>
        </draw:line>
        <draw:line draw:style-name="gr62" draw:text-style-name="P2" draw:layer="layout" svg:x1="23.408cm" svg:y1="3.2cm" svg:x2="22.808cm" svg:y2="3.2cm">
          <text:p/>
        </draw:line>
        <draw:line draw:style-name="gr63" draw:text-style-name="P2" xml:id="id6" draw:id="id6" draw:layer="layout" svg:x1="23.735cm" svg:y1="2.9cm" svg:x2="22.408cm" svg:y2="2.9cm">
          <text:p/>
        </draw:line>
        <draw:custom-shape draw:style-name="gr64" draw:text-style-name="P1" xml:id="id44" draw:id="id44" draw:layer="layout" svg:width="1.563cm" svg:height="1.6cm" svg:x="18.881cm" svg:y="15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xml:id="id43" draw:id="id43" draw:layer="layout" svg:width="1.563cm" svg:height="1.6cm" svg:x="16.144cm" svg:y="15.746cm">
          <text:p text:style-name="P3"><text:span text:style-name="T2">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" xml:id="id42" draw:id="id42" draw:layer="layout" svg:width="1.563cm" svg:height="1.6cm" svg:x="13.344cm" svg:y="15.7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" xml:id="id41" draw:id="id41" draw:layer="layout" svg:width="1.563cm" svg:height="1.6cm" svg:x="10.481cm" svg:y="15.746cm">
          <text:p text:style-name="P3"><text:span text:style-name="T2">n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" xml:id="id40" draw:id="id40" draw:layer="layout" svg:width="1.563cm" svg:height="1.6cm" svg:x="7.544cm" svg:y="15.746cm">
          <text:p text:style-name="P3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" xml:id="id38" draw:id="id38" draw:layer="layout" svg:width="3.9cm" svg:height="1.6cm" svg:x="21.544cm" svg:y="15.746cm">
          <text:p text:style-name="P3"><text:span text:style-name="T2">decf n(1)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0" draw:text-style-name="P6" draw:layer="layout" draw:type="line" svg:x1="25.044cm" svg:y1="6.146cm" svg:x2="23.486cm" svg:y2="6.146cm" draw:start-shape="id7" draw:start-glue-point="3" draw:end-shape="id8" draw:end-glue-point="1" svg:d="M25044 6146h-1558" svg:viewBox="0 0 1559 1">
          <text:p/>
        </draw:connector>
        <draw:connector draw:style-name="gr70" draw:text-style-name="P6" draw:layer="layout" draw:type="line" svg:x1="21.944cm" svg:y1="6.146cm" svg:x2="20.444cm" svg:y2="6.146cm" draw:start-shape="id8" draw:start-glue-point="3" draw:end-shape="id9" draw:end-glue-point="1" svg:d="M21944 6146h-1500" svg:viewBox="0 0 1501 1">
          <text:p/>
        </draw:connector>
        <draw:connector draw:style-name="gr70" draw:text-style-name="P6" draw:layer="layout" draw:type="line" svg:x1="18.202cm" svg:y1="6.146cm" svg:x2="16.744cm" svg:y2="6.146cm" draw:start-shape="id9" draw:start-glue-point="3" draw:end-shape="id10" draw:end-glue-point="1" svg:d="M18202 6146h-1458" svg:viewBox="0 0 1459 1">
          <text:p/>
        </draw:connector>
        <draw:connector draw:style-name="gr70" draw:text-style-name="P6" draw:layer="layout" draw:type="line" svg:x1="14.542cm" svg:y1="6.146cm" svg:x2="13.144cm" svg:y2="6.146cm" draw:start-shape="id10" draw:start-glue-point="3" draw:end-shape="id11" draw:end-glue-point="1" svg:d="M14542 6146h-1398" svg:viewBox="0 0 1399 1">
          <text:p/>
        </draw:connector>
        <draw:connector draw:style-name="gr70" draw:text-style-name="P6" draw:layer="layout" draw:type="line" svg:x1="11.581cm" svg:y1="6.146cm" svg:x2="10.144cm" svg:y2="6.146cm" draw:start-shape="id11" draw:start-glue-point="3" draw:end-shape="id12" draw:end-glue-point="1" svg:d="M11581 6146h-1437" svg:viewBox="0 0 1438 1">
          <text:p/>
        </draw:connector>
        <draw:custom-shape draw:style-name="gr71" draw:text-style-name="P1" xml:id="id46" draw:id="id46" draw:layer="layout" svg:width="1.563cm" svg:height="1.6cm" svg:x="7.597cm" svg:y="17.813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2" draw:layer="layout" svg:x1="28.144cm" svg:y1="17.346cm" svg:x2="26.044cm" svg:y2="17.346cm">
          <text:p/>
        </draw:line>
        <draw:line draw:style-name="gr73" draw:text-style-name="P2" draw:layer="layout" svg:x1="27.444cm" svg:y1="17.946cm" svg:x2="26.844cm" svg:y2="17.946cm">
          <text:p/>
        </draw:line>
        <draw:line draw:style-name="gr74" draw:text-style-name="P2" xml:id="id39" draw:id="id39" draw:layer="layout" svg:x1="27.771cm" svg:y1="17.646cm" svg:x2="26.444cm" svg:y2="17.646cm">
          <text:p/>
        </draw:line>
        <draw:line draw:style-name="gr75" draw:text-style-name="P2" draw:layer="layout" svg:x1="28.26cm" svg:y1="19.313cm" svg:x2="26.16cm" svg:y2="19.313cm">
          <text:p/>
        </draw:line>
        <draw:line draw:style-name="gr76" draw:text-style-name="P2" draw:layer="layout" svg:x1="27.56cm" svg:y1="19.913cm" svg:x2="26.96cm" svg:y2="19.913cm">
          <text:p/>
        </draw:line>
        <draw:line draw:style-name="gr77" draw:text-style-name="P2" xml:id="id47" draw:id="id47" draw:layer="layout" svg:x1="27.887cm" svg:y1="19.613cm" svg:x2="26.56cm" svg:y2="19.613cm">
          <text:p/>
        </draw:line>
        <draw:connector draw:style-name="gr70" draw:text-style-name="P6" draw:layer="layout" svg:x1="27.842cm" svg:y1="4.116cm" svg:x2="27.886cm" svg:y2="6.146cm" draw:start-shape="id2" draw:start-glue-point="1" draw:end-shape="id7" draw:end-glue-point="1" svg:d="M27842 4116h545v2030h-501" svg:viewBox="0 0 546 2031">
          <text:p/>
        </draw:connector>
        <draw:connector draw:style-name="gr70" draw:text-style-name="P6" draw:layer="layout" draw:line-skew="-0.083cm" svg:x1="7.544cm" svg:y1="6.146cm" svg:x2="7.544cm" svg:y2="8.146cm" draw:start-shape="id12" draw:start-glue-point="3" draw:end-shape="id13" draw:end-glue-point="3" svg:d="M7544 6146h-584v2000h584" svg:viewBox="0 0 585 2001">
          <text:p/>
        </draw:connector>
        <draw:connector draw:style-name="gr78" draw:text-style-name="P6" draw:layer="layout" svg:x1="25.444cm" svg:y1="10.246cm" svg:x2="27.107cm" svg:y2="11.346cm" draw:start-shape="id14" draw:start-glue-point="1" draw:end-shape="id15" draw:end-glue-point="0" svg:d="M25444 10246h1663v1100" svg:viewBox="0 0 1664 1101">
          <text:p/>
        </draw:connector>
        <draw:line draw:style-name="gr79" draw:text-style-name="P6" xml:id="id16" draw:id="id16" draw:layer="layout" svg:x1="5.76cm" svg:y1="7.313cm" svg:x2="6.66cm" svg:y2="7.313cm">
          <text:p/>
        </draw:line>
        <draw:connector draw:style-name="gr78" draw:text-style-name="P6" draw:layer="layout" svg:x1="6.66cm" svg:y1="7.313cm" svg:x2="7.544cm" svg:y2="10.246cm" draw:start-shape="id16" draw:start-glue-point="1" draw:end-shape="id17" draw:end-glue-point="3" svg:d="M6660 7313v2933h884" svg:viewBox="0 0 885 2934">
          <text:p/>
        </draw:connector>
        <draw:connector draw:style-name="gr78" draw:text-style-name="P6" draw:layer="layout" draw:type="line" svg:x1="9.107cm" svg:y1="10.246cm" svg:x2="10.481cm" svg:y2="10.246cm" draw:start-shape="id17" draw:start-glue-point="1" draw:end-shape="id18" draw:end-glue-point="3" svg:d="M9107 10246h1374" svg:viewBox="0 0 1375 1">
          <text:p/>
        </draw:connector>
        <draw:connector draw:style-name="gr78" draw:text-style-name="P6" draw:layer="layout" draw:type="line" svg:x1="12.044cm" svg:y1="10.246cm" svg:x2="13.344cm" svg:y2="10.246cm" draw:start-shape="id18" draw:start-glue-point="1" draw:end-shape="id19" draw:end-glue-point="3" svg:d="M12044 10246h1300" svg:viewBox="0 0 1301 1">
          <text:p/>
        </draw:connector>
        <draw:connector draw:style-name="gr78" draw:text-style-name="P6" draw:layer="layout" draw:type="line" svg:x1="14.907cm" svg:y1="10.246cm" svg:x2="16.144cm" svg:y2="10.246cm" draw:start-shape="id19" draw:start-glue-point="1" draw:end-shape="id20" draw:end-glue-point="3" svg:d="M14907 10246h1237" svg:viewBox="0 0 1238 1">
          <text:p/>
        </draw:connector>
        <draw:connector draw:style-name="gr78" draw:text-style-name="P6" draw:layer="layout" draw:type="line" svg:x1="17.707cm" svg:y1="10.246cm" svg:x2="18.881cm" svg:y2="10.246cm" draw:start-shape="id20" draw:start-glue-point="1" draw:end-shape="id21" svg:d="M17707 10246h1174" svg:viewBox="0 0 1175 1">
          <text:p/>
        </draw:connector>
        <draw:connector draw:style-name="gr78" draw:text-style-name="P6" draw:layer="layout" draw:type="line" svg:x1="20.444cm" svg:y1="10.246cm" svg:x2="21.544cm" svg:y2="10.246cm" draw:start-shape="id21" draw:start-glue-point="1" draw:end-shape="id14" draw:end-glue-point="3" svg:d="M20444 10246h1100" svg:viewBox="0 0 1101 1">
          <text:p/>
        </draw:connector>
        <draw:connector draw:style-name="gr80" draw:text-style-name="P6" draw:layer="layout" draw:type="line" svg:x1="9.107cm" svg:y1="12.346cm" svg:x2="10.481cm" svg:y2="12.346cm" draw:start-shape="id22" draw:start-glue-point="1" draw:end-shape="id23" draw:end-glue-point="3" svg:d="M9107 12346h1374" svg:viewBox="0 0 1375 1">
          <text:p/>
        </draw:connector>
        <draw:connector draw:style-name="gr80" draw:text-style-name="P6" draw:layer="layout" draw:type="line" svg:x1="12.044cm" svg:y1="12.346cm" svg:x2="13.344cm" svg:y2="12.346cm" draw:start-shape="id23" draw:start-glue-point="1" draw:end-shape="id24" draw:end-glue-point="3" svg:d="M12044 12346h1300" svg:viewBox="0 0 1301 1">
          <text:p/>
        </draw:connector>
        <draw:connector draw:style-name="gr80" draw:text-style-name="P6" draw:layer="layout" draw:type="line" svg:x1="14.907cm" svg:y1="12.346cm" svg:x2="16.144cm" svg:y2="12.346cm" draw:start-shape="id24" draw:start-glue-point="1" draw:end-shape="id25" draw:end-glue-point="3" svg:d="M14907 12346h1237" svg:viewBox="0 0 1238 1">
          <text:p/>
        </draw:connector>
        <draw:connector draw:style-name="gr80" draw:text-style-name="P6" draw:layer="layout" draw:type="line" svg:x1="17.707cm" svg:y1="12.346cm" svg:x2="18.881cm" svg:y2="12.346cm" draw:start-shape="id25" draw:start-glue-point="1" draw:end-shape="id26" draw:end-glue-point="3" svg:d="M17707 12346h1174" svg:viewBox="0 0 1175 1">
          <text:p/>
        </draw:connector>
        <draw:connector draw:style-name="gr80" draw:text-style-name="P6" draw:layer="layout" draw:type="line" svg:x1="20.444cm" svg:y1="12.346cm" svg:x2="21.544cm" svg:y2="12.346cm" draw:start-shape="id26" draw:start-glue-point="1" draw:end-shape="id27" draw:end-glue-point="3" svg:d="M20444 12346h1100" svg:viewBox="0 0 1101 1">
          <text:p/>
        </draw:connector>
        <draw:connector draw:style-name="gr80" draw:text-style-name="P6" draw:layer="layout" svg:x1="25.444cm" svg:y1="12.346cm" svg:x2="27.107cm" svg:y2="13.446cm" draw:start-shape="id27" draw:start-glue-point="1" draw:end-shape="id28" draw:end-glue-point="0" svg:d="M25444 12346h1663v1100" svg:viewBox="0 0 1664 1101">
          <text:p/>
        </draw:connector>
        <draw:line draw:style-name="gr81" draw:text-style-name="P6" xml:id="id29" draw:id="id29" draw:layer="layout" svg:x1="5.76cm" svg:y1="8.913cm" svg:x2="6.46cm" svg:y2="8.913cm">
          <text:p/>
        </draw:line>
        <draw:connector draw:style-name="gr80" draw:text-style-name="P6" draw:layer="layout" draw:line-skew="-0.542cm" svg:x1="6.46cm" svg:y1="8.913cm" svg:x2="7.544cm" svg:y2="12.346cm" draw:start-shape="id29" draw:start-glue-point="1" draw:end-shape="id22" draw:end-glue-point="3" svg:d="M6460 8913v3433h1084" svg:viewBox="0 0 1085 3434">
          <text:p/>
        </draw:connector>
        <draw:connector draw:style-name="gr82" draw:text-style-name="P6" draw:layer="layout" svg:x1="25.444cm" svg:y1="14.446cm" svg:x2="27.107cm" svg:y2="15.546cm" draw:start-shape="id30" draw:start-glue-point="1" draw:end-shape="id31" draw:end-glue-point="0" svg:d="M25444 14446h1663v1100" svg:viewBox="0 0 1664 1101">
          <text:p/>
        </draw:connector>
        <draw:connector draw:style-name="gr82" draw:text-style-name="P6" draw:layer="layout" draw:type="line" svg:x1="9.107cm" svg:y1="14.446cm" svg:x2="10.481cm" svg:y2="14.446cm" draw:start-shape="id32" draw:start-glue-point="1" draw:end-shape="id33" draw:end-glue-point="3" svg:d="M9107 14446h1374" svg:viewBox="0 0 1375 1">
          <text:p/>
        </draw:connector>
        <draw:connector draw:style-name="gr82" draw:text-style-name="P6" draw:layer="layout" draw:type="line" svg:x1="12.044cm" svg:y1="14.446cm" svg:x2="13.344cm" svg:y2="14.446cm" draw:start-shape="id33" draw:start-glue-point="1" draw:end-shape="id34" draw:end-glue-point="3" svg:d="M12044 14446h1300" svg:viewBox="0 0 1301 1">
          <text:p/>
        </draw:connector>
        <draw:connector draw:style-name="gr82" draw:text-style-name="P6" draw:layer="layout" draw:type="line" svg:x1="14.907cm" svg:y1="14.446cm" svg:x2="16.144cm" svg:y2="14.446cm" draw:start-shape="id34" draw:start-glue-point="1" draw:end-shape="id35" draw:end-glue-point="3" svg:d="M14907 14446h1237" svg:viewBox="0 0 1238 1">
          <text:p/>
        </draw:connector>
        <draw:connector draw:style-name="gr82" draw:text-style-name="P6" draw:layer="layout" draw:type="line" svg:x1="17.707cm" svg:y1="14.446cm" svg:x2="18.881cm" svg:y2="14.446cm" draw:start-shape="id35" draw:start-glue-point="1" draw:end-shape="id36" draw:end-glue-point="3" svg:d="M17707 14446h1174" svg:viewBox="0 0 1175 1">
          <text:p/>
        </draw:connector>
        <draw:connector draw:style-name="gr82" draw:text-style-name="P6" draw:layer="layout" draw:type="line" svg:x1="20.444cm" svg:y1="14.446cm" svg:x2="21.544cm" svg:y2="14.446cm" draw:start-shape="id36" draw:start-glue-point="1" draw:end-shape="id30" svg:d="M20444 14446h1100" svg:viewBox="0 0 1101 1">
          <text:p/>
        </draw:connector>
        <draw:line draw:style-name="gr83" draw:text-style-name="P6" xml:id="id37" draw:id="id37" draw:layer="layout" svg:x1="5.76cm" svg:y1="10.413cm" svg:x2="6.26cm" svg:y2="10.413cm">
          <text:p/>
        </draw:line>
        <draw:connector draw:style-name="gr82" draw:text-style-name="P6" draw:layer="layout" draw:line-skew="-0.642cm" svg:x1="6.26cm" svg:y1="10.413cm" svg:x2="7.544cm" svg:y2="14.446cm" draw:start-shape="id37" draw:start-glue-point="1" draw:end-shape="id32" draw:end-glue-point="3" svg:d="M6260 10413v4033h1284" svg:viewBox="0 0 1285 4034">
          <text:p/>
        </draw:connector>
        <draw:connector draw:style-name="gr84" draw:text-style-name="P6" draw:layer="layout" svg:x1="25.444cm" svg:y1="16.546cm" svg:x2="27.107cm" svg:y2="17.646cm" draw:start-shape="id38" draw:start-glue-point="1" draw:end-shape="id39" draw:end-glue-point="0" svg:d="M25444 16546h1663v1100" svg:viewBox="0 0 1664 1101">
          <text:p/>
        </draw:connector>
        <draw:connector draw:style-name="gr84" draw:text-style-name="P6" draw:layer="layout" draw:type="line" svg:x1="9.107cm" svg:y1="16.546cm" svg:x2="10.481cm" svg:y2="16.546cm" draw:start-shape="id40" draw:start-glue-point="1" draw:end-shape="id41" draw:end-glue-point="3" svg:d="M9107 16546h1374" svg:viewBox="0 0 1375 1">
          <text:p/>
        </draw:connector>
        <draw:connector draw:style-name="gr84" draw:text-style-name="P6" draw:layer="layout" draw:type="line" svg:x1="12.044cm" svg:y1="16.546cm" svg:x2="13.344cm" svg:y2="16.546cm" draw:start-shape="id41" draw:start-glue-point="1" draw:end-shape="id42" draw:end-glue-point="3" svg:d="M12044 16546h1300" svg:viewBox="0 0 1301 1">
          <text:p/>
        </draw:connector>
        <draw:connector draw:style-name="gr84" draw:text-style-name="P6" draw:layer="layout" draw:type="line" svg:x1="14.907cm" svg:y1="16.546cm" svg:x2="16.144cm" svg:y2="16.546cm" draw:start-shape="id42" draw:start-glue-point="1" draw:end-shape="id43" draw:end-glue-point="3" svg:d="M14907 16546h1237" svg:viewBox="0 0 1238 1">
          <text:p/>
        </draw:connector>
        <draw:connector draw:style-name="gr84" draw:text-style-name="P6" draw:layer="layout" draw:type="line" svg:x1="17.707cm" svg:y1="16.546cm" svg:x2="18.881cm" svg:y2="16.546cm" draw:start-shape="id43" draw:start-glue-point="1" draw:end-shape="id44" draw:end-glue-point="3" svg:d="M17707 16546h1174" svg:viewBox="0 0 1175 1">
          <text:p/>
        </draw:connector>
        <draw:connector draw:style-name="gr84" draw:text-style-name="P6" draw:layer="layout" draw:type="line" svg:x1="20.444cm" svg:y1="16.546cm" svg:x2="21.544cm" svg:y2="16.546cm" draw:start-shape="id44" draw:start-glue-point="1" draw:end-shape="id38" draw:end-glue-point="3" svg:d="M20444 16546h1100" svg:viewBox="0 0 1101 1">
          <text:p/>
        </draw:connector>
        <draw:line draw:style-name="gr85" draw:text-style-name="P6" xml:id="id45" draw:id="id45" draw:layer="layout" svg:x1="5.76cm" svg:y1="11.913cm" svg:x2="6.06cm" svg:y2="11.913cm">
          <text:p/>
        </draw:line>
        <draw:connector draw:style-name="gr84" draw:text-style-name="P6" draw:layer="layout" draw:line-skew="-0.742cm" svg:x1="6.06cm" svg:y1="11.913cm" svg:x2="7.544cm" svg:y2="16.546cm" draw:start-shape="id45" draw:start-glue-point="1" draw:end-shape="id40" draw:end-glue-point="3" svg:d="M6060 11913v4633h1484" svg:viewBox="0 0 1485 4634">
          <text:p/>
        </draw:connector>
        <draw:connector draw:style-name="gr86" draw:text-style-name="P6" draw:layer="layout" draw:line-skew="9.4cm" svg:x1="9.16cm" svg:y1="18.613cm" svg:x2="27.223cm" svg:y2="19.613cm" draw:start-shape="id46" draw:start-glue-point="1" draw:end-shape="id47" draw:end-glue-point="0" svg:d="M9160 18613h18100v1000h-37" svg:viewBox="0 0 18101 1001">
          <text:p/>
        </draw:connector>
        <draw:line draw:style-name="gr87" draw:text-style-name="P6" xml:id="id48" draw:id="id48" draw:layer="layout" svg:x1="5.76cm" svg:y1="13.413cm" svg:x2="5.86cm" svg:y2="13.413cm">
          <text:p/>
        </draw:line>
        <draw:connector draw:style-name="gr86" draw:text-style-name="P6" draw:layer="layout" draw:line-skew="-0.868cm" svg:x1="5.86cm" svg:y1="13.413cm" svg:x2="7.597cm" svg:y2="18.613cm" draw:start-shape="id48" draw:start-glue-point="1" draw:end-shape="id46" draw:end-glue-point="3" svg:d="M5860 13413v5200h1737" svg:viewBox="0 0 1738 5201">
          <text:p/>
        </draw:connector>
        <draw:connector draw:style-name="gr70" draw:text-style-name="P6" draw:layer="layout" draw:line-skew="4.128cm" svg:x1="19.5cm" svg:y1="8.146cm" svg:x2="27.107cm" svg:y2="9.346cm" draw:start-shape="id13" draw:start-glue-point="1" draw:end-shape="id49" draw:end-glue-point="0" svg:d="M19500 8146h7600v1200h7" svg:viewBox="0 0 7608 1201">
          <text:p/>
        </draw:connector>
        <draw:line draw:style-name="gr88" draw:text-style-name="P6" xml:id="id50" draw:id="id50" draw:layer="layout" svg:x1="5.76cm" svg:y1="4.013cm" svg:x2="6.4cm" svg:y2="4cm">
          <text:p/>
        </draw:line>
        <draw:connector draw:style-name="gr89" draw:text-style-name="P6" draw:layer="layout" draw:line-skew="-0.354cm" svg:x1="6.4cm" svg:y1="4.006cm" svg:x2="7.508cm" svg:y2="1.9cm" draw:start-shape="id50" draw:start-glue-point="1" draw:end-shape="id3" draw:end-glue-point="3" svg:d="M6400 4006h200v-2106h908" svg:viewBox="0 0 1109 21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7T11:03:05.147399458</meta:creation-date>
    <dc:date>2020-05-18T14:39:29.268220147</dc:date>
    <meta:editing-duration>PT2H23M22S</meta:editing-duration>
    <meta:editing-cycles>64</meta:editing-cycles>
    <meta:generator>LibreOffice/6.2.8.2$Linux_X86_64 LibreOffice_project/20$Build-2</meta:generator>
    <meta:document-statistic meta:object-count="121"/>
  </office:meta>
</office:document-meta>
</file>